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0.1861in" style:rel-column-width="1761*"/>
    </style:style>
    <style:style style:name="Tabelle1.C" style:family="table-column">
      <style:table-column-properties style:column-width="6.5528in" style:rel-column-width="62013*"/>
    </style:style>
    <style:style style:name="Tabelle1.A1" style:family="table-cell">
      <style:table-cell-properties fo:padding="0in" fo:border="none"/>
    </style:style>
    <style:style style:name="Tabelle2" style:family="table">
      <style:table-properties style:width="6.925in" table:align="margins"/>
    </style:style>
    <style:style style:name="Tabelle2.A" style:family="table-column">
      <style:table-column-properties style:column-width="0.1861in" style:rel-column-width="1761*"/>
    </style:style>
    <style:style style:name="Tabelle2.C" style:family="table-column">
      <style:table-column-properties style:column-width="6.5528in" style:rel-column-width="62013*"/>
    </style:style>
    <style:style style:name="Tabelle2.A1" style:family="table-cell">
      <style:table-cell-properties fo:padding="0in" fo:border="none"/>
    </style:style>
    <style:style style:name="P1" style:family="paragraph" style:parent-style-name="Preformatted_20_Text">
      <style:text-properties officeooo:rsid="00171349" officeooo:paragraph-rsid="00171349"/>
    </style:style>
    <style:style style:name="P2" style:family="paragraph" style:parent-style-name="Preformatted_20_Text">
      <style:text-properties officeooo:rsid="001854dd" officeooo:paragraph-rsid="001854dd"/>
    </style:style>
    <style:style style:name="P3" style:family="paragraph" style:parent-style-name="Preformatted_20_Text">
      <style:text-properties officeooo:rsid="001acfc2" officeooo:paragraph-rsid="001acfc2"/>
    </style:style>
    <style:style style:name="P4" style:family="paragraph" style:parent-style-name="Preformatted_20_Text">
      <style:text-properties officeooo:rsid="001f8100" officeooo:paragraph-rsid="001f8100"/>
    </style:style>
    <style:style style:name="P5" style:family="paragraph" style:parent-style-name="Standard">
      <style:text-properties officeooo:paragraph-rsid="001f8100"/>
    </style:style>
    <style:style style:name="P6" style:family="paragraph" style:parent-style-name="Table_20_Contents">
      <style:text-properties style:font-name="Liberation Mono" fo:font-size="10pt" officeooo:rsid="001acfc2" officeooo:paragraph-rsid="001acfc2" style:font-name-asian="NSimSun1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1acfc2" officeooo:paragraph-rsid="001acfc2" style:font-name-asian="NSimSun1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1acfc2" officeooo:paragraph-rsid="001f8100" style:font-name-asian="NSimSun1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acfc2" officeooo:paragraph-rsid="001f8100" style:font-name-asian="NSimSun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bc214" officeooo:paragraph-rsid="001bc214" style:font-name-asian="NSimSun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c536f" officeooo:paragraph-rsid="001c536f" style:font-name-asian="NSimSun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0ead1" officeooo:paragraph-rsid="0020ead1" style:font-name-asian="NSimSun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21edc" officeooo:paragraph-rsid="00221edc" style:font-name-asian="NSimSun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4d8bb" officeooo:paragraph-rsid="0024d8bb" style:font-name-asian="NSimSun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6561f" officeooo:paragraph-rsid="0026561f" style:font-name-asian="NSimSun1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94763" officeooo:paragraph-rsid="00294763" style:font-name-asian="NSimSun1" style:font-size-asian="10pt" style:font-name-complex="Liberation Mono" style:font-size-complex="10pt"/>
    </style:style>
    <style:style style:name="P17" style:family="paragraph" style:parent-style-name="Preformatted_20_Text" style:list-style-name="L2">
      <style:text-properties officeooo:paragraph-rsid="002ebde5"/>
    </style:style>
    <style:style style:name="P18" style:family="paragraph" style:parent-style-name="Preformatted_20_Text" style:list-style-name="L2">
      <style:text-properties officeooo:rsid="00171349" officeooo:paragraph-rsid="00171349"/>
    </style:style>
    <style:style style:name="P19" style:family="paragraph" style:parent-style-name="Preformatted_20_Text">
      <style:text-properties officeooo:rsid="002ebde5" officeooo:paragraph-rsid="002ebde5"/>
    </style:style>
    <style:style style:name="P20" style:family="paragraph" style:parent-style-name="Preformatted_20_Text" style:list-style-name="List_20_1">
      <style:text-properties officeooo:rsid="002ebde5" officeooo:paragraph-rsid="002ebde5"/>
    </style:style>
    <style:style style:name="P21" style:family="paragraph" style:parent-style-name="Preformatted_20_Text" style:list-style-name="L3">
      <style:text-properties officeooo:rsid="002ebde5" officeooo:paragraph-rsid="002ebde5"/>
    </style:style>
    <style:style style:name="T1" style:family="text">
      <style:text-properties officeooo:rsid="0023bb31"/>
    </style:style>
    <style:style style:name="T2" style:family="text">
      <style:text-properties officeooo:rsid="002aba20"/>
    </style:style>
    <style:style style:name="T3" style:family="text">
      <style:text-properties officeooo:rsid="002ebde5"/>
    </style:style>
    <style:style style:name="T4" style:family="text">
      <style:text-properties officeooo:rsid="001713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e Schaltung in der grauen Box dient der Aufbereitung und Darstellung der Signale für:</text:p>
      <text:list xml:id="list2512792372" text:style-name="List_20_1">
        <text:list-item>
          <text:p text:style-name="P20">Motordrehzahl</text:p>
        </text:list-item>
        <text:list-item>
          <text:p text:style-name="P20">Kardanwellendrehrate/-drehzahl</text:p>
        </text:list-item>
      </text:list>
      <text:p text:style-name="P19"/>
      <text:p text:style-name="P19">Der in der Box befindliche Arduino steuert zwei der Rundanzeigen im Bedienpult:</text:p>
      <text:list xml:id="list2716807394" text:style-name="L3">
        <text:list-item>
          <text:p text:style-name="P21">Seilgeschwindigkeitsanzeige</text:p>
        </text:list-item>
        <text:list-item>
          <text:p text:style-name="P21">Motordrehzahlanzeige</text:p>
        </text:list-item>
      </text:list>
      <text:p text:style-name="P19"/>
      <text:p text:style-name="P19">Im Folgenden eine kurze Erläuterung der Signalquellen:</text:p>
      <text:list xml:id="list2064288449" text:style-name="L2">
        <text:list-item>
          <text:p text:style-name="P17"><text:span text:style-name="T4">Drehzahlsignal Motor: Signal wird an der W-Klemme der Lichtmaschine abgenommen und von einer dedizierten Schaltung aufbereitet. </text:span><text:span text:style-name="T3">Das Signal ist eine Wechselspannung, deren Frequenz direkt mit der Motordrehzahl zusammenhängt und </text:span></text:p>
        </text:list-item>
        <text:list-item>
          <text:p text:style-name="P17"><text:span text:style-name="T4">Drehratensignal Kardanwelle: Signal wird von einem Raddrehzahlsensor zur Verfügung gestellt, wessen strommoduliertes Signal mit einer dedizierten Schaltung aufbereitet wird.</text:span></text:p>
        </text:list-item>
      </text:list>
      <text:p text:style-name="P19"/>
      <text:p text:style-name="P1">Auf der Winde stehen <text:span text:style-name="T2">unter anderem </text:span>die folgenden Signale zur weiteren Verarbeitung zur Verfügung:</text:p>
      <text:p text:style-name="P2">Die Schaltung bietet die Möglichkeit, die oben aufgelisteten Signale auszubereiten und Signalpegel sicherzustellen, welche sowohl für den verbauten Arduino als auch für die verbaute LOGO nutzbar sind.</text:p>
      <text:p text:style-name="P2"/>
      <text:p text:style-name="P3">Steckerbelegung:</text:p>
      <text:p text:style-name="P3"/>
      <text:p text:style-name="P3">Sub-D 9-polig female:</text:p>
      <table:table table:name="Tabelle1" table:style-name="Tabelle1">
        <table:table-column table:style-name="Tabelle1.A" table:number-columns-repeated="2"/>
        <table:table-column table:style-name="Tabelle1.C"/>
        <table:table-row table:style-name="TableLine1835340968032">
          <table:table-cell table:style-name="Tabelle1.A1" office:value-type="string">
            <text:p text:style-name="P6">1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6">+5V Out</text:p>
          </table:table-cell>
        </table:table-row>
        <table:table-row table:style-name="TableLine1835340968576">
          <table:table-cell table:style-name="Tabelle1.A1" office:value-type="string">
            <text:p text:style-name="P6">2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11">24V-Signal Motordrehzahl</text:p>
          </table:table-cell>
        </table:table-row>
        <table:table-row table:style-name="TableLine1835340969392">
          <table:table-cell table:style-name="Tabelle1.A1" office:value-type="string">
            <text:p text:style-name="P6">3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11">24V-Signal Kardanwellendrehrate</text:p>
          </table:table-cell>
        </table:table-row>
        <table:table-row table:style-name="TableLine1835340959600">
          <table:table-cell table:style-name="Tabelle1.A1" office:value-type="string">
            <text:p text:style-name="P6">4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10">Drehzahlanzeige Analogsignal</text:p>
          </table:table-cell>
        </table:table-row>
        <table:table-row table:style-name="TableLine1835340958784">
          <table:table-cell table:style-name="Tabelle1.A1" office:value-type="string">
            <text:p text:style-name="P6">5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6">GND</text:p>
          </table:table-cell>
        </table:table-row>
        <table:table-row table:style-name="TableLine1835340969664">
          <table:table-cell table:style-name="Tabelle1.A1" office:value-type="string">
            <text:p text:style-name="P6">6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6">+5V Out</text:p>
          </table:table-cell>
        </table:table-row>
        <table:table-row table:style-name="TableLine1835340959056">
          <table:table-cell table:style-name="Tabelle1.A1" office:value-type="string">
            <text:p text:style-name="P6">7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6">Servo PWM-Signal</text:p>
          </table:table-cell>
        </table:table-row>
        <table:table-row table:style-name="TableLine1835340969936">
          <table:table-cell table:style-name="Tabelle1.A1" office:value-type="string">
            <text:p text:style-name="P6">8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10">Drehzahlanzeige Analogsignal</text:p>
          </table:table-cell>
        </table:table-row>
        <table:table-row table:style-name="TableLine1835340970208">
          <table:table-cell table:style-name="Tabelle1.A1" office:value-type="string">
            <text:p text:style-name="P6">9</text:p>
          </table:table-cell>
          <table:table-cell table:style-name="Tabelle1.A1" office:value-type="string">
            <text:p text:style-name="P7">-</text:p>
          </table:table-cell>
          <table:table-cell table:style-name="Tabelle1.A1" office:value-type="string">
            <text:p text:style-name="P6">GND</text:p>
          </table:table-cell>
        </table:table-row>
      </table:table>
      <text:p text:style-name="P3"/>
      <text:p text:style-name="P4">Sub-D 9-polig male:</text:p>
      <table:table table:name="Tabelle2" table:style-name="Tabelle2">
        <table:table-column table:style-name="Tabelle2.A" table:number-columns-repeated="2"/>
        <table:table-column table:style-name="Tabelle2.C"/>
        <table:table-row table:style-name="TableLine1835340968304">
          <table:table-cell table:style-name="Tabelle2.A1" office:value-type="string">
            <text:p text:style-name="P9">1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2">GND</text:p>
          </table:table-cell>
        </table:table-row>
        <table:table-row table:style-name="TableLine1835340988976">
          <table:table-cell table:style-name="Tabelle2.A1" office:value-type="string">
            <text:p text:style-name="P9">2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5">NC</text:p>
          </table:table-cell>
        </table:table-row>
        <table:table-row table:style-name="TableLine1835340990064">
          <table:table-cell table:style-name="Tabelle2.A1" office:value-type="string">
            <text:p text:style-name="P9">3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5">NC</text:p>
          </table:table-cell>
        </table:table-row>
        <table:table-row table:style-name="TableLine1835340976192">
          <table:table-cell table:style-name="Tabelle2.A1" office:value-type="string">
            <text:p text:style-name="P9">4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6">Drehratensensor Kardanwelle GND</text:p>
          </table:table-cell>
        </table:table-row>
        <table:table-row table:style-name="TableLine1835340986528">
          <table:table-cell table:style-name="Tabelle2.A1" office:value-type="string">
            <text:p text:style-name="P9">5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2">+24V In</text:p>
          </table:table-cell>
        </table:table-row>
        <table:table-row table:style-name="TableLine1835340977280">
          <table:table-cell table:style-name="Tabelle2.A1" office:value-type="string">
            <text:p text:style-name="P9">6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2">GND</text:p>
          </table:table-cell>
        </table:table-row>
        <table:table-row table:style-name="TableLine1835340981088">
          <table:table-cell table:style-name="Tabelle2.A1" office:value-type="string">
            <text:p text:style-name="P9">7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3">Versorgung<text:span text:style-name="T1">sspannung</text:span> Drehratensensor Kardanwelle</text:p>
          </table:table-cell>
        </table:table-row>
        <table:table-row table:style-name="TableLine1835340986800">
          <table:table-cell table:style-name="Tabelle2.A1" office:value-type="string">
            <text:p text:style-name="P9">8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4">Lichtmaschine Signal W-Klemme</text:p>
          </table:table-cell>
        </table:table-row>
        <table:table-row table:style-name="TableLine1835340983536">
          <table:table-cell table:style-name="Tabelle2.A1" office:value-type="string">
            <text:p text:style-name="P9">9</text:p>
          </table:table-cell>
          <table:table-cell table:style-name="Tabelle2.A1" office:value-type="string">
            <text:p text:style-name="P8">-</text:p>
          </table:table-cell>
          <table:table-cell table:style-name="Tabelle2.A1" office:value-type="string">
            <text:p text:style-name="P12">+24V I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21:19:32.925000000</dc:date>
    <meta:editing-duration>PT2H39M57S</meta:editing-duration>
    <meta:editing-cycles>22</meta:editing-cycles>
    <meta:generator>LibreOffice/7.1.3.2$Windows_X86_64 LibreOffice_project/47f78053abe362b9384784d31a6e56f8511eb1c1</meta:generator>
    <meta:document-statistic meta:table-count="2" meta:image-count="0" meta:object-count="0" meta:page-count="1" meta:paragraph-count="68" meta:word-count="208" meta:character-count="1385" meta:non-whitespace-character-count="1250"/>
  </office:meta>
</office:document-meta>
</file>